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shapes>
          <draw:frame draw:z-index="0" draw:style-name="gr1" draw:text-style-name="P1" svg:width="453.51pt" svg:height="255.09pt" svg:x="300.78pt" svg:y="18.65pt">
            <draw:object draw:notify-on-update-of-ranges="Result.A1:Result.A21 Result.B1:Result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8T14:25:56.822482533</dc:date>
    <meta:editing-duration>PT3M58S</meta:editing-duration>
    <meta:editing-cycles>1</meta:editing-cycles>
    <meta:document-statistic meta:table-count="1" meta:cell-count="202" meta:object-count="1"/>
    <meta:generator>LibreOffice/5.4.6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Result.A1:Result.B21" svg:x="0.32cm" svg:y="0.18cm" svg:width="13.097cm" svg:height="8.64cm">
          <chartooo:coordinate-region svg:x="1.127cm" svg:y="0.379cm" svg:width="12.10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.B1:Result.B21" chart:class="chart:scatter">
            <chart:domain table:cell-range-address="Result.A1:Result.A21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.A1:Result.A21</svg:desc>
                </draw:g>
              </table:table-cell>
              <table:table-cell office:value-type="float" office:value="0">
                <text:p>0</text:p>
                <draw:g>
                  <svg:desc>Result.B1:Result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